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MS Sans Serif" svg:font-family="&quot;MS Sans Serif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BANDER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ORDEN</text:p>
          </table:table-cell>
          <table:table-cell office:value-type="string" table:style-name="ce1">
            <text:p>Bandera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LEMANA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NTIGUA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ANTILLAS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ARGELIA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ARGENTINA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BAHAMAS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BELGICA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BELICE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BERMUDA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BOLIVIA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BRASIL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BULGARIA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CANADA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COLOMBIA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COREA DEL NORTE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COREA DEL SUR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COSTA RICA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CHECOSLOVAQUIA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CHILE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CHINA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CHIPRE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DANESA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ECUADOR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EE.UU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EGIPTO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ESPAÑA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FILIPINAS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FINLANDIA</text:p>
          </table:table-cell>
          <table:table-cell table:number-columns-repeated="1638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FRANCIA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GEORGIA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GRECIA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HOLANDA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HONDURAS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HONG KONG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ISLAS CAYMAN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ISRAEL</text:p>
          </table:table-cell>
          <table:table-cell table:number-columns-repeated="1638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ITALIA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JAMAICA</text:p>
          </table:table-cell>
          <table:table-cell table:number-columns-repeated="16382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JAPON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LIBERIANA</text:p>
          </table:table-cell>
          <table:table-cell table:number-columns-repeated="1638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LITUANA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LUXEBURGO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MALASIA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MALTA</text:p>
          </table:table-cell>
          <table:table-cell table:number-columns-repeated="1638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MAURITIUS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MEXICO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NICARAGUA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NORUEGA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PANAMA</text:p>
          </table:table-cell>
          <table:table-cell table:number-columns-repeated="1638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PARAGUAY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PERU</text:p>
          </table:table-cell>
          <table:table-cell table:number-columns-repeated="16382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POLONIA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PORTUGAL</text:p>
          </table:table-cell>
          <table:table-cell table:number-columns-repeated="16382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PUERTO RICO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QATAR</text:p>
          </table:table-cell>
          <table:table-cell table:number-columns-repeated="16382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REINO UNIDO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RUMANIA</text:p>
          </table:table-cell>
          <table:table-cell table:number-columns-repeated="16382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RUSA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SINGAPORE</text:p>
          </table:table-cell>
          <table:table-cell table:number-columns-repeated="16382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ST. VICENT</text:p>
          </table:table-cell>
          <table:table-cell table:number-columns-repeated="16382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SUDAFRICA</text:p>
          </table:table-cell>
          <table:table-cell table:number-columns-repeated="16382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SUECIA</text:p>
          </table:table-cell>
          <table:table-cell table:number-columns-repeated="16382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TURCA</text:p>
          </table:table-cell>
          <table:table-cell table:number-columns-repeated="16382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UCRANIA</text:p>
          </table:table-cell>
          <table:table-cell table:number-columns-repeated="16382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URUGUAY</text:p>
          </table:table-cell>
          <table:table-cell table:number-columns-repeated="16382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VANATU</text:p>
          </table:table-cell>
          <table:table-cell table:number-columns-repeated="16382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VENEZUELA</text:p>
          </table:table-cell>
          <table:table-cell table:number-columns-repeated="16382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YUGOSLAVIA</text:p>
          </table:table-cell>
          <table:table-cell table:number-columns-repeated="16382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OTRAS</text:p>
          </table:table-cell>
          <table:table-cell table:number-columns-repeated="16382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ANTIGUA+BARBUDA</text:p>
          </table:table-cell>
          <table:table-cell table:number-columns-repeated="16382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NIGERIA</text:p>
          </table:table-cell>
          <table:table-cell table:number-columns-repeated="16382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IRAQUI</text:p>
          </table:table-cell>
          <table:table-cell table:number-columns-repeated="16382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GIBRALTAR</text:p>
          </table:table-cell>
          <table:table-cell table:number-columns-repeated="16382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ISLA DE MAN</text:p>
          </table:table-cell>
          <table:table-cell table:number-columns-repeated="16382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CYPRUS</text:p>
          </table:table-cell>
          <table:table-cell table:number-columns-repeated="16382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GRAN BRETANIA</text:p>
          </table:table-cell>
          <table:table-cell table:number-columns-repeated="16382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INDIA</text:p>
          </table:table-cell>
          <table:table-cell table:number-columns-repeated="16382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VANUATA</text:p>
          </table:table-cell>
          <table:table-cell table:number-columns-repeated="16382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ISLAS MARSHALL</text:p>
          </table:table-cell>
          <table:table-cell table:number-columns-repeated="16382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IRLANDA</text:p>
          </table:table-cell>
          <table:table-cell table:number-columns-repeated="16382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ISLA DE MARSHALL</text:p>
          </table:table-cell>
          <table:table-cell table:number-columns-repeated="16382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CROATA</text:p>
          </table:table-cell>
          <table:table-cell table:number-columns-repeated="16382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TAILANDIA</text:p>
          </table:table-cell>
          <table:table-cell table:number-columns-repeated="16382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NORWAY</text:p>
          </table:table-cell>
          <table:table-cell table:number-columns-repeated="16382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DINAMARCA</text:p>
          </table:table-cell>
          <table:table-cell table:number-columns-repeated="16382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BARBADOS</text:p>
          </table:table-cell>
          <table:table-cell table:number-columns-repeated="16382"/>
        </table:table-row>
        <table:table-row table:number-rows-repeated="1048489" table:style-name="ro1">
          <table:table-cell table:number-columns-repeated="16384"/>
        </table:table-row>
      </table:table>
      <table:named-expressions>
        <table:named-range table:name="BANDERA" table:cell-range-address="BANDERA.$A$1:BANDERA.$B$87" table:base-cell-address="BANDERA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MS Sans Serif" svg:font-family="&quot;MS Sans Serif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MS Sans Serif" style:font-name-asian="MS Sans Serif" style:font-name-complex="MS Sans Serif" fo:font-size="10pt" style:font-size-asian="10pt" style:font-size-complex="10pt"/>
    </style: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www.intercambiosvirtuales.org</meta:initial-creator>
    <dc:creator>www.intercambiosvirtuales.org</dc:creator>
    <meta:creation-date>2019-12-12T00:45:47Z</meta:creation-date>
    <dc:date>2019-12-12T00:51:02Z</dc:date>
  </office:meta>
</office:document-meta>
</file>